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margin-left="0cm" fo:margin-right="0cm" fo:text-indent="0cm" style:auto-text-indent="false"/>
      <style:text-properties officeooo:paragraph-rsid="00095e43"/>
    </style:style>
    <style:style style:name="P3" style:family="paragraph" style:parent-style-name="Standard">
      <style:paragraph-properties fo:margin-left="0cm" fo:margin-right="0cm" fo:text-indent="0cm" style:auto-text-indent="false" fo:break-before="page"/>
      <style:text-properties officeooo:paragraph-rsid="00095e43"/>
    </style:style>
    <style:style style:name="T1" style:family="text">
      <style:text-properties fo:color="#6aab73" loext:opacity="100%" style:font-name="JetBrains Mono" fo:font-size="10pt" fo:font-style="normal" fo:font-weight="normal" style:font-size-asian="10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ge 1: Lorem ipsum dolor sit amet, consectetur adipiscing elit. Sed vestibulum, felis eget aliquet tincidunt, velit velit ullamcorper lacus, nec hendrerit dui ligula eu libero. Quisque accumsan, felis nec convallis hendrerit, dolor odio tristique arcu, vitae congue est metus quis magna. Sed vel fringilla nisl. Sed non urna vitae dolor euismod sodales. </text:p>
      <text:p text:style-name="P3">Page 2: Maecenas vel justo eu purus lacinia bibendum. Vestibulum dapibus ullamcorper tellus, ac dictum orci aliquam vel. Fusce euismod urna eget metus hendrerit, vel sollicitudin mauris dignissim. Ut at justo sit amet tortor volutpat fringilla. Aenean scelerisque justo sit amet diam varius, a finibus ex euismod. Praesent malesuada euismod erat, nec sollicitudin purus volutpat eget.</text:p>
      <text:p text:style-name="P3">Page 3: Proin scelerisque ultricies mauris, sit amet efficitur purus hendrerit eu. Aliquam erat volutpat. Integer ut metus ac arcu mattis fermentum a et turpis. Quisque volutpat ultricies odio, id tristique justo tincidunt non. Curabitur efficitur hendrerit libero, vel scelerisque nisl convallis et. Vivamus vitae justo eget justo maximus faucibus. </text:p>
      <text:p text:style-name="P3">Page 4: Vestibulum eu erat metus. Sed sed orci ut elit accumsan aliquet. Quisque ut nisi ut metus euismod auctor. Integer in libero vel orci bibendum fringilla. Phasellus vel est vel felis fermentum efficitur. Sed bibendum, purus eu gravida bibendum, tellus turpis bibendum odio, vel hendrerit odio ex nec enim. Maecenas dapibus orci vel facilisis viverra. </text:p>
      <text:p text:style-name="P3">Page 5: Pellentesque eu libero id dolor luctus auctor vel ac ligula. Nunc luctus tortor nec urna dictum, sit amet ullamcorper dui consequat. Fusce vel cursus enim. Aliquam auctor, dui eu posuere laoreet, sem mi suscipit dui, vel sodales orci massa vitae turpis. Ut sit amet justo vitae tellus fermentum feugiat. Quisque congue sagittis quam. Sed suscipit elit vel risus pellentesque scelerisque. <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Lorenz Zhao</meta:initial-creator>
    <meta:creation-date>2023-11-16T12:11:43.230000000</meta:creation-date>
    <dc:date>2023-11-16T12:14:49.981000000</dc:date>
    <dc:creator>Lorenz Zhao</dc:creator>
    <meta:editing-duration>PT3M5S</meta:editing-duration>
    <meta:editing-cycles>4</meta:editing-cycles>
    <meta:generator>LibreOffice/7.6.2.1$Windows_X86_64 LibreOffice_project/56f7684011345957bbf33a7ee678afaf4d2ba333</meta:generator>
    <meta:print-date>2023-11-16T12:13:22.346000000</meta:print-date>
    <meta:printed-by>PDF files: Lorenz Zhao</meta:printed-by>
    <meta:document-statistic meta:table-count="0" meta:image-count="0" meta:object-count="0" meta:page-count="5" meta:paragraph-count="5" meta:word-count="277" meta:character-count="1843" meta:non-whitespace-character-count="1566"/>
  </office:meta>
</office:document-meta>
</file>